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97.0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Voir le détail des épisode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Episode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 tiles de la page « Episode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« Episode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Episode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ront de la page « Episode »</text:p>
          </table:table-cell>
          <table:table-cell table:style-name="ce1" office:value-type="string" calcext:value-type="string">
            <text:p>A, B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« Episode »</text:p>
          </table:table-cell>
          <table:table-cell table:style-name="ce1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Episode</text:p>
          </table:table-cell>
          <table:table-cell table:style-name="ce1" office:value-type="string" calcext:value-type="string">
            <text:p>D, F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4:31:16.047481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1-04T14:32:48.850676818</dc:date>
    <meta:editing-duration>PT7M31S</meta:editing-duration>
    <meta:editing-cycles>3</meta:editing-cycles>
    <meta:document-statistic meta:table-count="1" meta:cell-count="26" meta:object-count="0"/>
  </office:meta>
</office:document-meta>
</file>